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5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Bacdiv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599" calcext:value-type="float">
            <text:p>559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Protraits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534" calcext:value-type="float">
            <text:p>53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Carvme</text:p>
          </table:table-cell>
          <table:table-cell table:style-name="ce7"/>
          <table:table-cell/>
          <table:table-cell table:style-name="ce6" office:value-type="string" calcext:value-type="string">
            <text:p>Gapseq</text:p>
          </table:table-cell>
          <table:table-cell table:style-name="ce7"/>
          <table:table-cell/>
          <table:table-cell table:style-name="ce6" office:value-type="string" calcext:value-type="string">
            <text:p>ModelSEED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/>
          <table:table-cell table:style-name="ce8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6" office:value-type="string" calcext:value-type="string">
            <text:p>Literatur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style-name="ce8" office:value-type="boolean" office:boolean-value="true" calcext:value-type="boolean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6:57:52.17547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6:47:59.422078745</meta:creation-date>
    <dc:date>2020-10-23T17:05:46.477114170</dc:date>
    <meta:editing-duration>PT20H4M21S</meta:editing-duration>
    <meta:editing-cycles>22</meta:editing-cycles>
    <meta:generator>LibreOffice/7.0.2.2$Linux_X86_64 LibreOffice_project/00$Build-2</meta:generator>
    <meta:document-statistic meta:table-count="1" meta:cell-count="135" meta:object-count="0"/>
  </office:meta>
</office:document-meta>
</file>